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.664cm"/>
    </style:style>
    <style:style style:name="pr5" style:family="presentation" style:parent-style-name="Default-subtitle">
      <style:graphic-properties draw:fill-color="#ffffff" fo:min-height="6.412cm"/>
    </style:style>
    <style:style style:name="pr6" style:family="presentation" style:parent-style-name="Default-subtitle">
      <style:graphic-properties draw:fill-color="#ffffff" fo:min-height="8.729cm"/>
    </style:style>
    <style:style style:name="pr7" style:family="presentation" style:parent-style-name="Default-subtitle" style:list-style-name="L5">
      <style:graphic-properties draw:fill-color="#ffffff" fo:min-height="12.385cm"/>
    </style:style>
    <style:style style:name="pr8" style:family="presentation" style:parent-style-name="Default-subtitle" style:list-style-name="L5">
      <style:graphic-properties draw:fill-color="#ffffff" fo:min-height="6.412cm"/>
    </style:style>
    <style:style style:name="pr9" style:family="presentation" style:parent-style-name="Default-subtitle" style:list-style-name="L5">
      <style:graphic-properties draw:fill-color="#ffffff" fo:min-height="6.412cm"/>
    </style:style>
    <style:style style:name="pr10" style:family="presentation" style:parent-style-name="Default-subtitle" style:list-style-name="L5">
      <style:graphic-properties draw:fill-color="#ffffff" fo:min-height="6.412cm"/>
    </style:style>
    <style:style style:name="pr11" style:family="presentation" style:parent-style-name="Default-subtitle" style:list-style-name="L5">
      <style:graphic-properties draw:fill-color="#ffffff" fo:min-height="6.412cm"/>
    </style:style>
    <style:style style:name="pr12" style:family="presentation" style:parent-style-name="Default-subtitle" style:list-style-name="L5">
      <style:graphic-properties draw:fill-color="#ffffff" fo:min-height="6.412cm"/>
    </style:style>
    <style:style style:name="pr13" style:family="presentation" style:parent-style-name="Default-subtitle" style:list-style-name="L5">
      <style:graphic-properties draw:fill-color="#ffffff" fo:min-height="6.412cm"/>
    </style:style>
    <style:style style:name="pr14" style:family="presentation" style:parent-style-name="Default-subtitle" style:list-style-name="L5">
      <style:graphic-properties draw:fill-color="#ffffff" fo:min-height="6.412cm"/>
    </style:style>
    <style:style style:name="pr15" style:family="presentation" style:parent-style-name="Default-subtitle" style:list-style-name="L5">
      <style:graphic-properties draw:fill-color="#ffffff" fo:min-height="6.412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5.28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87cm"/>
    </style:style>
    <style:style style:name="ro3" style:family="table-row">
      <style:table-row-properties style:row-height="1.01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draw:fill-color="#dd4814" style:repeat="repeat" fo:padding-top="0.1cm" fo:padding-bottom="0.1cm" fo:padding-left="0.1cm" fo:padding-right="0.1c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style:graphic-properties draw:fill-color="#dd4814" style:repeat="repeat" fo:padding-top="0.1cm" fo:padding-bottom="0.1cm" fo:padding-left="0.1cm" fo:padding-right="0.1cm"/>
      <style:text-properties fo:font-weight="bold" style:font-weight-asian="bold" style:font-weight-complex="bold"/>
    </style:style>
    <style:style style:name="ce5" style:family="table-cell">
      <style:graphic-properties draw:fill-color="#aea79f" style:repeat="repeat" fo:padding-top="0.1cm" fo:padding-bottom="0.1cm" fo:padding-left="0.1cm" fo:padding-right="0.1cm"/>
      <style:text-properties fo:font-weight="bold" style:font-weight-asian="bold" style:font-weight-complex="bold"/>
    </style:style>
    <style:style style:name="ce6" style:family="table-cell">
      <style:graphic-properties draw:fill-color="#c0c0c0" style:repeat="repeat" fo:padding-top="0.1cm" fo:padding-bottom="0.1cm" fo:padding-left="0.1cm" fo:padding-right="0.1cm"/>
      <style:text-properties fo:font-weight="bold" style:font-weight-asian="bold" style:font-weight-complex="bold"/>
    </style:style>
    <style:style style:name="ce7" style:family="table-cell">
      <style:graphic-properties draw:fill-color="#800080" style:repeat="repeat" fo:padding-top="0.1cm" fo:padding-bottom="0.1cm" fo:padding-left="0.1cm" fo:padding-right="0.1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>
      <style:graphic-properties draw:fill-color="#800080" style:repeat="repeat" fo:padding-top="0.1cm" fo:padding-bottom="0.1cm" fo:padding-left="0.1cm" fo:padding-right="0.1cm"/>
      <style:text-properties fo:font-weight="bold" style:font-weight-asian="bold" style:font-weight-complex="bold"/>
    </style:style>
    <style:style style:name="ce9" style:family="table-cell">
      <style:graphic-properties draw:fill-color="#800080" style:repeat="repeat" fo:padding-top="0.1cm" fo:padding-bottom="0.1cm" fo:padding-left="0.1cm" fo:padding-right="0.1cm"/>
      <style:text-properties style:use-window-font-color="true" fo:font-weight="bold" style:font-weight-asian="bold" style:font-weight-complex="bold"/>
    </style:style>
    <style:style style:name="ce10" style:family="table-cell">
      <style:graphic-properties draw:fill-color="#008000" style:repeat="repeat" fo:padding-top="0.1cm" fo:padding-bottom="0.1cm" fo:padding-left="0.1cm" fo:padding-right="0.1cm"/>
    </style:style>
    <style:style style:name="ce11" style:family="table-cell">
      <style:graphic-properties draw:fill-color="#dd4814" style:repeat="repeat" fo:padding-top="0.1cm" fo:padding-bottom="0.1cm" fo:padding-left="0.1cm" fo:padding-right="0.1cm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>
      <style:graphic-properties draw:fill-color="#dd4814" style:repeat="repeat" fo:padding-top="0.1cm" fo:padding-bottom="0.1cm" fo:padding-left="0.1cm" fo:padding-right="0.1cm"/>
      <style:paragraph-properties fo:text-align="center"/>
      <style:text-properties fo:font-weight="bold" style:font-weight-asian="bold" style:font-weight-complex="bold"/>
    </style:style>
    <style:style style:name="ce13" style:family="table-cell">
      <style:graphic-properties draw:fill-color="#dd4814" style:repeat="repeat" fo:padding-top="0.1cm" fo:padding-bottom="0.1cm" fo:padding-left="0.1cm" fo:padding-right="0.1cm"/>
      <style:paragraph-properties fo:text-align="center"/>
      <style:text-properties fo:font-size="18pt" fo:font-weight="bold" style:font-weight-asian="bold" style:font-weight-complex="bold"/>
    </style:style>
    <style:style style:name="ce14" style:family="table-cell">
      <style:graphic-properties style:repeat="repeat"/>
      <style:paragraph-properties fo:text-align="center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start"/>
      <style:text-properties fo:font-size="28pt" style:text-underline-style="none" style:font-size-asian="28pt" style:font-size-complex="28pt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style:text-underline-style="none" style:font-size-asian="28pt" style:font-size-complex="2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8000" fo:font-size="28pt" style:font-size-asian="28pt" style:font-size-complex="28pt"/>
    </style:style>
    <style:style style:name="T14" style:family="text">
      <style:text-properties fo:color="#800080" fo:font-size="28pt" style:font-size-asian="28pt" style:font-size-complex="2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18pt" fo:font-weight="bold" style:font-weight-asian="bold" style:font-weight-complex="bold"/>
    </style:style>
    <style:style style:name="T18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)" style:num-format="A">
        <style:list-level-properties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nap polygon to a grid.</text:p>
          </draw:text-box>
        </draw:frame>
        <draw:frame presentation:style-name="pr2" draw:layer="layout" svg:width="24.639cm" svg:height="12.18cm" svg:x="1.4cm" svg:y="4.914cm" presentation:class="outline">
          <draw:text-box>
            <text:p>Move first point of the polygon onto the grid,</text:p>
            <text:list text:style-name="L2">
              <text:list-item>
                <text:p>Snapped coordinate = coordinate - (coordinate % grid width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Bordering the polygon (1)</text:p>
          </draw:text-box>
        </draw:frame>
        <draw:frame presentation:style-name="pr2" draw:layer="layout" svg:width="24.639cm" svg:height="7.608cm" svg:x="2.031cm" svg:y="10.426cm" presentation:class="outline" presentation:user-transformed="true">
          <draw:text-box>
            <text:list text:style-name="L2">
              <text:list-item>
                <text:p>To discover the border, first find the eight rectangles (see above 1-8) surrounding the tile (see above X).</text:p>
              </text:list-item>
              <text:list-item>
                <text:p>Second, retain those rectangles that are bordering the polygon (see above 4,6,5). The next slide has the algorithm for determining that a rectangle is bordering or not. </text:p>
              </text:list-item>
            </text:list>
          </draw:text-box>
        </draw:frame>
        <draw:frame draw:style-name="standard" draw:layer="layout" svg:width="14.098cm" svg:height="4.859cm" svg:x="5.385cm" svg:y="4.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1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3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<text:span text:style-name="T1">8</text:span></text:p>
              </table:table-cell>
              <table:table-cell table:style-name="ce2">
                <text:p><text:span text:style-name="T2">X</text:span></text:p>
              </table:table-cell>
              <table:table-cell table:style-name="ce2">
                <text:p><text:span text:style-name="T2">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<text:span text:style-name="T1">7</text:span></text:p>
              </table:table-cell>
              <table:table-cell table:style-name="ce2">
                <text:p><text:span text:style-name="T2">6</text:span></text:p>
              </table:table-cell>
              <table:table-cell table:style-name="ce2">
                <text:p><text:span text:style-name="T2">5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" draw:text-style-name="P1" draw:layer="layout" svg:x1="7.112cm" svg:y1="5.488cm" svg:x2="14.224cm" svg:y2="5.488cm">
          <text:p/>
        </draw:line>
        <draw:line draw:style-name="gr2" draw:text-style-name="P1" draw:layer="layout" svg:x1="7.112cm" svg:y1="7.366cm" svg:x2="14.224cm" svg:y2="7.366cm">
          <text:p/>
        </draw:line>
        <draw:line draw:style-name="gr2" draw:text-style-name="P1" draw:layer="layout" svg:x1="7.111cm" svg:y1="5.487cm" svg:x2="7.112cm" svg:y2="7.366cm">
          <text:p/>
        </draw:line>
        <draw:line draw:style-name="gr2" draw:text-style-name="P1" draw:layer="layout" svg:x1="14.224cm" svg:y1="7.366cm" svg:x2="14.223cm" svg:y2="5.487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text-style-name="P3" draw:layer="layout" svg:width="25.199cm" svg:height="1.664cm" svg:x="1.524cm" svg:y="1.27cm" presentation:class="title" presentation:user-transformed="true">
          <draw:text-box>
            <text:p><text:span text:style-name="T3">Bordering tiles are in orange.</text:span></text:p>
          </draw:text-box>
        </draw:frame>
        <draw:frame presentation:style-name="pr5" draw:text-style-name="P5" draw:layer="layout" svg:width="24.639cm" svg:height="11.011cm" svg:x="1.4cm" svg:y="9.057cm" presentation:class="subtitle" presentation:user-transformed="true">
          <draw:text-box>
            <text:p text:style-name="P4"><text:span text:style-name="T4">The algorithm depends on the number of points outside the polygon and is as follows,</text:span></text:p>
            <text:p text:style-name="P4"><text:span text:style-name="T4">0. No points outside,</text:span></text:p>
            <text:p text:style-name="P4"><text:span text:style-name="T5">0.2. One side on the border (see next slide).</text:span></text:p>
            <text:p text:style-name="P4"><text:span text:style-name="T5">1. </text:span><text:span text:style-name="T4">One point outside,</text:span></text:p>
            <text:p text:style-name="P4"><text:span text:style-name="T4">1.3. Two sides on the border</text:span><text:span text:style-name="T5"> (see next slide)</text:span><text:span text:style-name="T4">.</text:span></text:p>
            <text:p text:style-name="P4"><text:span text:style-name="T4">2. Two points outside,</text:span></text:p>
            <text:p text:style-name="P4"><text:span text:style-name="T5">2.1. One side on the border (see next slide).</text:span></text:p>
            <text:p text:style-name="P4"><text:span text:style-name="T4">3. Three points outside.</text:span></text:p>
            <text:p text:style-name="P4"><text:span text:style-name="T4">4. Four points outside. </text:span></text:p>
          </draw:text-box>
        </draw:frame>
        <draw:frame draw:style-name="standard" draw:layer="layout" svg:width="15.863cm" svg:height="4.859cm" svg:x="5.295cm" svg:y="3.3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1">2.1</text:span></text:p>
              </table:table-cell>
              <table:table-cell table:style-name="ce3">
                <text:p><text:span text:style-name="T6">1</text:span></text:p>
              </table:table-cell>
              <table:table-cell table:style-name="ce4">
                <text:p><text:span text:style-name="T2">2</text:span></text:p>
              </table:table-cell>
              <table:table-cell table:style-name="ce4">
                <text:p><text:span text:style-name="T2">2</text:span></text:p>
              </table:table-cell>
              <table:table-cell table:style-name="ce4">
                <text:p><text:span text:style-name="T2">2</text:span></text:p>
              </table:table-cell>
              <table:table-cell table:style-name="ce5">
                <text:p><text:span text:style-name="T2">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1" table:default-cell-style-name="ce1">
              <table:table-cell>
                <text:p><text:span text:style-name="T1">2.1</text:span></text:p>
              </table:table-cell>
              <table:table-cell table:style-name="ce4">
                <text:p><text:span text:style-name="T2">0.2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 table:style-name="ce4">
                <text:p><text:span text:style-name="T2">1</text:span></text:p>
              </table:table-cell>
              <table:table-cell table:style-name="ce4">
                <text:p><text:span text:style-name="T2">2</text:span></text:p>
              </table:table-cell>
              <table:table-cell table:style-name="ce4">
                <text:p><text:span text:style-name="T2">2</text:span></text:p>
              </table:table-cell>
              <table:table-cell table:style-name="ce6">
                <text:p><text:span text:style-name="T2">3</text:span></text:p>
              </table:table-cell>
            </table:table-row>
            <table:table-row table:style-name="ro1" table:default-cell-style-name="ce1">
              <table:table-cell>
                <text:p><text:span text:style-name="T1">2.1</text:span></text:p>
              </table:table-cell>
              <table:table-cell table:style-name="ce4">
                <text:p><text:span text:style-name="T2">0.2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 table:style-name="ce6">
                <text:p>0</text:p>
              </table:table-cell>
              <table:table-cell table:style-name="ce4">
                <text:p><text:span text:style-name="T2">0.2</text:span></text:p>
              </table:table-cell>
              <table:table-cell table:style-name="ce4">
                <text:p><text:span text:style-name="T2">1</text:span></text:p>
              </table:table-cell>
              <table:table-cell table:style-name="ce6">
                <text:p><text:span text:style-name="T2">3</text:span></text:p>
              </table:table-cell>
            </table:table-row>
            <table:table-row table:style-name="ro1" table:default-cell-style-name="ce1">
              <table:table-cell>
                <text:p><text:span text:style-name="T1">2.1</text:span></text:p>
              </table:table-cell>
              <table:table-cell table:style-name="ce4">
                <text:p><text:span text:style-name="T2">0.2</text:span></text:p>
              </table:table-cell>
              <table:table-cell>
                <text:p><text:span text:style-name="T1">0</text:span></text:p>
              </table:table-cell>
              <table:table-cell table:style-name="ce4">
                <text:p><text:span text:style-name="T2">1</text:span></text:p>
              </table:table-cell>
              <table:table-cell table:style-name="ce4">
                <text:p><text:span text:style-name="T2">2</text:span></text:p>
              </table:table-cell>
              <table:table-cell table:style-name="ce4">
                <text:p><text:span text:style-name="T2">0.2</text:span></text:p>
              </table:table-cell>
              <table:table-cell>
                <text:p><text:span text:style-name="T1">1.3</text:span></text:p>
              </table:table-cell>
              <table:table-cell>
                <text:p><text:span text:style-name="T1">3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1" table:default-cell-style-name="ce1">
              <table:table-cell>
                <text:p><text:span text:style-name="T1">2.1</text:span></text:p>
              </table:table-cell>
              <table:table-cell table:style-name="ce4">
                <text:p><text:span text:style-name="T2">1</text:span></text:p>
              </table:table-cell>
              <table:table-cell table:style-name="ce4">
                <text:p><text:span text:style-name="T2">2</text:span></text:p>
              </table:table-cell>
              <table:table-cell table:style-name="ce5">
                <text:p><text:span text:style-name="T2">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4</text:span></text:p>
              </table:table-cell>
              <table:table-cell>
                <text:p>4</text:p>
              </table:table-cell>
              <table:table-cell>
                <text:p><text:span text:style-name="T1">4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" draw:text-style-name="P1" draw:layer="layout" svg:x1="7.112cm" svg:y1="3.332cm" svg:x2="14.048cm" svg:y2="4.318cm">
          <text:p/>
        </draw:line>
        <draw:line draw:style-name="gr2" draw:text-style-name="P1" draw:layer="layout" svg:x1="7.112cm" svg:y1="8.161cm" svg:x2="14.224cm" svg:y2="6.281cm">
          <text:p/>
        </draw:line>
        <draw:line draw:style-name="gr2" draw:text-style-name="P1" draw:layer="layout" svg:x1="14.048cm" svg:y1="4.318cm" svg:x2="19.426cm" svg:y2="5.265cm">
          <text:p/>
        </draw:line>
        <draw:line draw:style-name="gr2" draw:text-style-name="P1" draw:layer="layout" svg:x1="17.548cm" svg:y1="6.281cm" svg:x2="19.426cm" svg:y2="5.265cm">
          <text:p/>
        </draw:line>
        <draw:line draw:style-name="gr2" draw:text-style-name="P1" draw:layer="layout" svg:x1="7.112cm" svg:y1="3.302cm" svg:x2="7.112cm" svg:y2="8.161cm">
          <text:p/>
        </draw:line>
        <draw:line draw:style-name="gr2" draw:text-style-name="P1" draw:layer="layout" svg:x1="15.902cm" svg:y1="6.281cm" svg:x2="17.548cm" svg:y2="6.281cm">
          <text:p/>
        </draw:line>
        <draw:line draw:style-name="gr2" draw:text-style-name="P1" draw:layer="layout" svg:x1="15.87cm" svg:y1="7.112cm" svg:x2="15.87cm" svg:y2="6.281cm">
          <text:p/>
        </draw:line>
        <draw:line draw:style-name="gr2" draw:text-style-name="P1" draw:layer="layout" svg:x1="14.124cm" svg:y1="7.112cm" svg:x2="14.124cm" svg:y2="6.281cm">
          <text:p/>
        </draw:line>
        <draw:line draw:style-name="gr2" draw:text-style-name="P1" draw:layer="layout" svg:x1="15.87cm" svg:y1="7.212cm" svg:x2="14.223cm" svg:y2="7.21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4" draw:text-style-name="P3" draw:layer="layout" svg:width="25.199cm" svg:height="1.664cm" svg:x="1.524cm" svg:y="1.27cm" presentation:class="title" presentation:user-transformed="true">
          <draw:text-box>
            <text:p><text:span text:style-name="T3">Rectangle side on the polygon boundary.</text:span></text:p>
          </draw:text-box>
        </draw:frame>
        <draw:frame presentation:style-name="pr6" draw:text-style-name="P5" draw:layer="layout" svg:width="24.639cm" svg:height="15.585cm" svg:x="1.243cm" svg:y="2.927cm" presentation:class="subtitle" presentation:user-transformed="true">
          <draw:text-box>
            <text:p text:style-name="P4"><text:span text:style-name="T7">Straight X-sides,</text:span></text:p>
            <text:p text:style-name="P4"><text:span text:style-name="T8"><text:tab/></text:span><text:span text:style-name="T9">when P(N).y == P(N+1).y then</text:span></text:p>
            <text:p text:style-name="P4"><text:span text:style-name="T9"><text:tab/></text:span><text:span text:style-name="T9">StartX=P(N).x</text:span></text:p>
            <text:p text:style-name="P4"><text:span text:style-name="T9"><text:tab/></text:span><text:span text:style-name="T9">EndX=P(N+1).x</text:span></text:p>
            <text:p text:style-name="P4"><text:span text:style-name="T9"><text:tab/></text:span><text:span text:style-name="T9">Y=P(N).y</text:span></text:p>
            <text:p text:style-name="P4"><text:span text:style-name="T10"/></text:p>
            <text:p text:style-name="P4"><text:span text:style-name="T7">Straight Y-sides</text:span></text:p>
            <text:p text:style-name="P4"><text:span text:style-name="T8"><text:tab/></text:span><text:span text:style-name="T9">when P(N).x == P(N+1).x then</text:span></text:p>
            <text:p text:style-name="P4"><text:span text:style-name="T9"><text:tab/></text:span><text:span text:style-name="T9">StartY=P(N).y</text:span></text:p>
            <text:p text:style-name="P4"><text:span text:style-name="T9"><text:tab/></text:span><text:span text:style-name="T9">EndY=P(N+1).y</text:span></text:p>
            <text:p text:style-name="P4"><text:span text:style-name="T9"><text:tab/></text:span><text:span text:style-name="T9">X=P(N).x</text:span></text:p>
            <text:p text:style-name="P4"><text:span text:style-name="T9"/></text:p>
            <text:p text:style-name="P4"><text:span text:style-name="T7">Tile has one side on the border when,</text:span></text:p>
            <text:p text:style-name="P4"><text:span text:style-name="T11"><text:tab/></text:span><text:span text:style-name="T11"><text:tab/></text:span><text:span text:style-name="T11">(tile.bottom.x = X || tile.top.x = X) &amp;&amp; StartY &lt;= tile.bottom.y &amp;&amp; EndY &gt;= tile.top.y</text:span></text:p>
            <text:p text:style-name="P4"><text:span text:style-name="T11">Or</text:span></text:p>
            <text:p text:style-name="P4"><text:span text:style-name="T11"><text:tab/></text:span><text:span text:style-name="T11"><text:tab/></text:span><text:span text:style-name="T11">(tile.bottom.y = Y || tile.top.y = Y) &amp;&amp; StartX &lt;= tile.bottom.x &amp;&amp; EndX &gt;= tile.top.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Bordering the polygon (2)</text:p>
          </draw:text-box>
        </draw:frame>
        <draw:frame presentation:style-name="pr2" draw:layer="layout" svg:width="24.639cm" svg:height="7.608cm" svg:x="2.031cm" svg:y="10.426cm" presentation:class="outline" presentation:user-transformed="true">
          <draw:text-box>
            <text:list text:style-name="L2">
              <text:list-item>
                <text:p>Continue discovery by surrounding newly added bordering rectangles.</text:p>
              </text:list-item>
              <text:list-item>
                <text:p>Retain new bordering tiles (4 and 4). </text:p>
              </text:list-item>
            </text:list>
          </draw:text-box>
        </draw:frame>
        <draw:frame draw:style-name="standard" draw:layer="layout" svg:width="14.098cm" svg:height="4.859cm" svg:x="5.385cm" svg:y="4.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<text:span text:style-name="T1">X</text:span></text:p>
              </table:table-cell>
              <table:table-cell table:style-name="ce2">
                <text:p><text:span text:style-name="T2">X</text:span>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>
                <text:p><text:span text:style-name="T2">X</text:span></text:p>
              </table:table-cell>
              <table:table-cell table:style-name="ce2">
                <text:p><text:span text:style-name="T2">X</text:span>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line draw:style-name="gr2" draw:text-style-name="P1" draw:layer="layout" svg:x1="7.112cm" svg:y1="5.488cm" svg:x2="14.224cm" svg:y2="5.488cm">
          <text:p/>
        </draw:line>
        <draw:line draw:style-name="gr2" draw:text-style-name="P1" draw:layer="layout" svg:x1="7.112cm" svg:y1="7.366cm" svg:x2="14.224cm" svg:y2="7.366cm">
          <text:p/>
        </draw:line>
        <draw:line draw:style-name="gr2" draw:text-style-name="P1" draw:layer="layout" svg:x1="7.111cm" svg:y1="5.487cm" svg:x2="7.112cm" svg:y2="7.366cm">
          <text:p/>
        </draw:line>
        <draw:line draw:style-name="gr2" draw:text-style-name="P1" draw:layer="layout" svg:x1="14.224cm" svg:y1="7.366cm" svg:x2="14.223cm" svg:y2="5.487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Bordering the polygon (3)</text:p>
          </draw:text-box>
        </draw:frame>
        <draw:frame presentation:style-name="pr2" draw:layer="layout" svg:width="24.639cm" svg:height="7.608cm" svg:x="2.031cm" svg:y="10.426cm" presentation:class="outline" presentation:user-transformed="true">
          <draw:text-box>
            <text:list text:style-name="L2">
              <text:list-item>
                <text:p>Continue discovery by surrounding newly added bordering rectangles.</text:p>
              </text:list-item>
              <text:list-item>
                <text:p>Retain new bordering tiles (4 and 4). <text:s/></text:p>
              </text:list-item>
            </text:list>
          </draw:text-box>
        </draw:frame>
        <draw:frame draw:style-name="standard" draw:layer="layout" svg:width="14.098cm" svg:height="4.859cm" svg:x="5.385cm" svg:y="4.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 table:style-name="ce2">
                <text:p><text:span text:style-name="T2">X</text:span></text:p>
              </table:table-cell>
              <table:table-cell>
                <text:p><text:span text:style-name="T1">4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<text:span text:style-name="T1">X</text:span></text:p>
              </table:table-cell>
              <table:table-cell>
                <text:p>X</text:p>
              </table:table-cell>
              <table:table-cell table:style-name="ce2">
                <text:p><text:span text:style-name="T12">X</text:span></text:p>
              </table:table-cell>
              <table:table-cell>
                <text:p><text:span text:style-name="T1">4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2" draw:text-style-name="P1" draw:layer="layout" svg:x1="7.112cm" svg:y1="5.488cm" svg:x2="14.224cm" svg:y2="5.488cm">
          <text:p/>
        </draw:line>
        <draw:line draw:style-name="gr2" draw:text-style-name="P1" draw:layer="layout" svg:x1="7.112cm" svg:y1="7.366cm" svg:x2="14.224cm" svg:y2="7.366cm">
          <text:p/>
        </draw:line>
        <draw:line draw:style-name="gr2" draw:text-style-name="P1" draw:layer="layout" svg:x1="7.111cm" svg:y1="5.487cm" svg:x2="7.112cm" svg:y2="7.366cm">
          <text:p/>
        </draw:line>
        <draw:line draw:style-name="gr2" draw:text-style-name="P1" draw:layer="layout" svg:x1="14.224cm" svg:y1="7.366cm" svg:x2="14.223cm" svg:y2="5.487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Bordering the polygon (Final)</text:p>
          </draw:text-box>
        </draw:frame>
        <draw:frame presentation:style-name="pr2" draw:layer="layout" svg:width="24.639cm" svg:height="7.608cm" svg:x="2.031cm" svg:y="10.426cm" presentation:class="outline" presentation:user-transformed="true">
          <draw:text-box>
            <text:list text:style-name="L2">
              <text:list-item>
                <text:p>Final state is when there are no new bordering tiles. </text:p>
              </text:list-item>
            </text:list>
          </draw:text-box>
        </draw:frame>
        <draw:frame draw:style-name="standard" draw:layer="layout" svg:width="14.098cm" svg:height="4.859cm" svg:x="5.385cm" svg:y="4.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line draw:style-name="gr2" draw:text-style-name="P1" draw:layer="layout" svg:x1="7.112cm" svg:y1="5.488cm" svg:x2="14.224cm" svg:y2="5.488cm">
          <text:p/>
        </draw:line>
        <draw:line draw:style-name="gr2" draw:text-style-name="P1" draw:layer="layout" svg:x1="7.112cm" svg:y1="7.366cm" svg:x2="14.224cm" svg:y2="7.366cm">
          <text:p/>
        </draw:line>
        <draw:line draw:style-name="gr2" draw:text-style-name="P1" draw:layer="layout" svg:x1="7.111cm" svg:y1="5.487cm" svg:x2="7.112cm" svg:y2="7.366cm">
          <text:p/>
        </draw:line>
        <draw:line draw:style-name="gr2" draw:text-style-name="P1" draw:layer="layout" svg:x1="14.224cm" svg:y1="7.366cm" svg:x2="14.223cm" svg:y2="5.487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4" draw:text-style-name="P3" draw:layer="layout" svg:width="25.199cm" svg:height="1.737cm" svg:x="0.963cm" svg:y="0.508cm" presentation:class="title" presentation:user-transformed="true">
          <draw:text-box>
            <text:p>Tiling within the border</text:p>
          </draw:text-box>
        </draw:frame>
        <draw:frame presentation:style-name="pr7" draw:text-style-name="P6" draw:layer="layout" svg:width="24.639cm" svg:height="12.385cm" svg:x="1.524cm" svg:y="7.874cm" presentation:class="subtitle" presentation:user-transformed="true">
          <draw:text-box>
            <text:list text:style-name="L5">
              <text:list-header>
                <text:p text:style-name="P4"><text:span text:style-name="T4">Tiles within the polygon are added to the bordering tiles.</text:span></text:p>
                <text:p text:style-name="P4"><text:span text:style-name="T4"/></text:p>
                <text:p text:style-name="P4"><text:span text:style-name="T4">Tiles are added when </text:span><text:span text:style-name="T13">left rectangle</text:span><text:span text:style-name="T4"> is within polygon and until </text:span><text:span text:style-name="T14">left rectangle</text:span><text:span text:style-name="T4"> is itself a border tile. Or, tiles are added when </text:span><text:span text:style-name="T14">left rectangle</text:span><text:span text:style-name="T4"> is itself a border tile.</text:span></text:p>
                <text:p text:style-name="P4"><text:span text:style-name="T15">Expansion results in four tiles,</text:span></text:p>
              </text:list-header>
              <text:list-item>
                <text:p text:style-name="P4"><text:span text:style-name="T15">2-&gt;1, 3-&gt;1, 4-&gt;1, </text:span><text:span text:style-name="T16">5-&gt;1</text:span></text:p>
              </text:list-item>
              <text:list-item>
                <text:p text:style-name="P4"><text:span text:style-name="T15">6-&gt;22, 7-&gt;22, 8-&gt;22, </text:span><text:span text:style-name="T16">9-&gt;22</text:span></text:p>
              </text:list-item>
              <text:list-item>
                <text:p text:style-name="P4"><text:span text:style-name="T15">10-&gt;11, 10-&gt;12, 10-&gt;13, </text:span><text:span text:style-name="T16">10-&gt;21</text:span></text:p>
              </text:list-item>
              <text:list-item>
                <text:p text:style-name="P4"><text:span text:style-name="T15">14-&gt;15, 14-&gt;16, </text:span><text:span text:style-name="T16">14-&gt;20</text:span></text:p>
              </text:list-item>
              <text:list-item>
                <text:p text:style-name="P4"><text:span text:style-name="T15">17-&gt;18, </text:span><text:span text:style-name="T16">17-&gt;19</text:span></text:p>
              </text:list-item>
            </text:list>
          </draw:text-box>
        </draw:frame>
        <draw:frame draw:style-name="standard" draw:layer="layout" svg:width="15.863cm" svg:height="4.859cm" svg:x="5.295cm" svg:y="2.4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 table:style-name="ce7">
                <text:p><text:span text:style-name="T6">1</text:span></text:p>
              </table:table-cell>
              <table:table-cell table:style-name="ce8">
                <text:p><text:span text:style-name="T2">2</text:span></text:p>
              </table:table-cell>
              <table:table-cell table:style-name="ce8">
                <text:p><text:span text:style-name="T2">3</text:span></text:p>
              </table:table-cell>
              <table:table-cell table:style-name="ce9">
                <text:p><text:span text:style-name="T17">4</text:span></text:p>
              </table:table-cell>
              <table:table-cell table:style-name="ce4">
                <text:p><text:span text:style-name="T2">5</text:span></text:p>
              </table:table-cell>
              <table:table-cell/>
              <table:table-cell/>
              <table:table-cell/>
            </table:table-row>
            <table:table-row table:style-name="ro1" table:default-cell-style-name="ce8">
              <table:table-cell table:style-name="ce1"/>
              <table:table-cell>
                <text:p><text:span text:style-name="T2">22</text:span></text:p>
              </table:table-cell>
              <table:table-cell table:style-name="ce1"/>
              <table:table-cell table:style-name="ce1"/>
              <table:table-cell table:style-name="ce10"/>
              <table:table-cell>
                <text:p><text:span text:style-name="T2">6</text:span></text:p>
              </table:table-cell>
              <table:table-cell>
                <text:p><text:span text:style-name="T2">7</text:span></text:p>
              </table:table-cell>
              <table:table-cell>
                <text:p><text:span text:style-name="T2">8</text:span></text:p>
              </table:table-cell>
              <table:table-cell table:style-name="ce4">
                <text:p><text:span text:style-name="T2">9</text:span></text:p>
              </table:table-cell>
            </table:table-row>
            <table:table-row table:style-name="ro1" table:default-cell-style-name="ce8">
              <table:table-cell table:style-name="ce1"/>
              <table:table-cell>
                <text:p><text:span text:style-name="T2">21</text:span></text:p>
              </table:table-cell>
              <table:table-cell table:style-name="ce1"/>
              <table:table-cell table:style-name="ce1"/>
              <table:table-cell table:style-name="ce10"/>
              <table:table-cell>
                <text:p><text:span text:style-name="T2">13</text:span></text:p>
              </table:table-cell>
              <table:table-cell>
                <text:p><text:span text:style-name="T2">12</text:span></text:p>
              </table:table-cell>
              <table:table-cell>
                <text:p><text:span text:style-name="T2">11</text:span></text:p>
              </table:table-cell>
              <table:table-cell table:style-name="ce4">
                <text:p><text:span text:style-name="T2">10</text:span></text:p>
              </table:table-cell>
            </table:table-row>
            <table:table-row table:style-name="ro1" table:default-cell-style-name="ce1">
              <table:table-cell/>
              <table:table-cell table:style-name="ce8">
                <text:p><text:span text:style-name="T2">20</text:span></text:p>
              </table:table-cell>
              <table:table-cell table:style-name="ce10"/>
              <table:table-cell table:style-name="ce8">
                <text:p><text:span text:style-name="T2">16</text:span></text:p>
              </table:table-cell>
              <table:table-cell table:style-name="ce8">
                <text:p><text:span text:style-name="T2">15</text:span></text:p>
              </table:table-cell>
              <table:table-cell table:style-name="ce4">
                <text:p><text:span text:style-name="T2">14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8">
                <text:p><text:span text:style-name="T2">19</text:span></text:p>
              </table:table-cell>
              <table:table-cell table:style-name="ce8">
                <text:p><text:span text:style-name="T2">18</text:span></text:p>
              </table:table-cell>
              <table:table-cell table:style-name="ce4">
                <text:p><text:span text:style-name="T2">17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line draw:style-name="gr3" draw:text-style-name="P1" draw:layer="layout" svg:x1="14.224cm" svg:y1="3.634cm" svg:x2="8.847cm" svg:y2="3.634cm">
          <text:p/>
        </draw:line>
        <draw:line draw:style-name="gr3" draw:text-style-name="P1" draw:layer="layout" svg:x1="13.97cm" svg:y1="4.496cm" svg:x2="8.847cm" svg:y2="4.496cm">
          <text:p/>
        </draw:line>
        <draw:line draw:style-name="gr3" draw:text-style-name="P1" draw:layer="layout" svg:x1="15.748cm" svg:y1="5.791cm" svg:x2="8.89cm" svg:y2="5.791cm">
          <text:p/>
        </draw:line>
        <draw:line draw:style-name="gr3" draw:text-style-name="P1" draw:layer="layout" svg:x1="12.192cm" svg:y1="6.79cm" svg:x2="8.89cm" svg:y2="6.79cm">
          <text:p/>
        </draw:line>
        <draw:line draw:style-name="gr3" draw:text-style-name="P1" draw:layer="layout" svg:x1="15.748cm" svg:y1="3.043cm" svg:x2="8.89cm" svg:y2="3.043cm">
          <text:p/>
        </draw:line>
        <draw:line draw:style-name="gr3" draw:text-style-name="P1" draw:layer="layout" svg:x1="15.748cm" svg:y1="4.75cm" svg:x2="8.793cm" svg:y2="4.75cm">
          <text:p/>
        </draw:line>
        <draw:line draw:style-name="gr3" draw:text-style-name="P1" draw:layer="layout" svg:x1="15.845cm" svg:y1="3.988cm" svg:x2="8.89cm" svg:y2="3.988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4" draw:text-style-name="P3" draw:layer="layout" svg:width="25.199cm" svg:height="1.737cm" svg:x="0.963cm" svg:y="1.742cm" presentation:class="title" presentation:user-transformed="true">
          <draw:text-box>
            <text:p>Tiling within the border</text:p>
          </draw:text-box>
        </draw:frame>
        <draw:frame presentation:style-name="pr8" draw:text-style-name="P6" draw:layer="layout" svg:width="24.639cm" svg:height="6.412cm" svg:x="1.4cm" svg:y="10.922cm" presentation:class="subtitle" presentation:user-transformed="true">
          <draw:text-box>
            <text:p>Tiles including the polygon interior.</text:p>
          </draw:text-box>
        </draw:frame>
        <draw:frame draw:style-name="standard" draw:layer="layout" svg:width="15.863cm" svg:height="4.859cm" svg:x="5.295cm" svg:y="4.013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 table:style-name="ce11" table:number-columns-spanned="3">
                <text:p text:style-name="P1"><text:span text:style-name="T12">5-&gt;1</text:span></text:p>
              </table:table-cell>
              <table:covered-table-cell table:style-name="ce12"/>
              <table:covered-table-cell table:style-name="ce12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/>
              <table:table-cell table:number-columns-spanned="6">
                <text:p text:style-name="P1"><text:span text:style-name="T2">9-&gt;22</text:span></text:p>
              </table:table-cell>
              <table:covered-table-cell table:style-name="ce1"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2">
              <table:table-cell table:style-name="ce1"/>
              <table:table-cell table:style-name="ce13" table:number-columns-spanned="6">
                <text:p text:style-name="P1"><text:span text:style-name="T2">10-&gt;21</text:span></text:p>
              </table:table-cell>
              <table:covered-table-cell table:style-name="ce14"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/>
              <table:table-cell table:style-name="ce13" table:number-columns-spanned="3">
                <text:p text:style-name="P1"><text:span text:style-name="T2">14-&gt;20</text:span></text:p>
              </table:table-cell>
              <table:covered-table-cell table:style-name="ce12"/>
              <table:covered-table-cell table:style-name="ce12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4">
                <text:p text:style-name="P1"><text:span text:style-name="T12">17-&gt;19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4" draw:text-style-name="P3" draw:layer="layout" svg:width="25.199cm" svg:height="1.664cm" svg:x="1.524cm" svg:y="1.27cm" presentation:class="title" presentation:user-transformed="true">
          <draw:text-box>
            <text:p><text:span text:style-name="T3">Adjacent tiles.</text:span></text:p>
          </draw:text-box>
        </draw:frame>
        <draw:frame presentation:style-name="pr5" draw:text-style-name="P7" draw:layer="layout" svg:width="24.639cm" svg:height="6.412cm" svg:x="1.243cm" svg:y="7.468cm" presentation:class="subtitle" presentation:user-transformed="true">
          <draw:text-box>
            <text:p text:style-name="P4"><text:span text:style-name="T5">T1 and T2 are adjacent when,</text:span></text:p>
            <text:list text:style-name="L6">
              <text:list-item>
                <text:p text:style-name="P4"><text:span text:style-name="T5"><text:s/></text:span><text:span text:style-name="T5">T1.top.y = T2.bottom.y and T1.top.x &lt;= T2.top.x and T1.bottom.x &gt;= T2.bottom.x.</text:span></text:p>
              </text:list-item>
              <text:list-item>
                <text:p text:style-name="P4"><text:span text:style-name="T5"><text:s/></text:span><text:span text:style-name="T5">T1.bottom.y = T2.top.y and T1.top.x &lt;= T2.top.x and T1.bottom.x &gt;= T2.bottom.x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4" draw:text-style-name="P3" draw:layer="layout" svg:width="25.199cm" svg:height="1.737cm" svg:x="0.963cm" svg:y="1.742cm" presentation:class="title" presentation:user-transformed="true">
          <draw:text-box>
            <text:p>Vertically combine rows.</text:p>
          </draw:text-box>
        </draw:frame>
        <draw:frame presentation:style-name="pr9" draw:text-style-name="P6" draw:layer="layout" svg:width="24.639cm" svg:height="6.412cm" svg:x="1.4cm" svg:y="10.622cm" presentation:class="subtitle" presentation:user-transformed="true">
          <draw:text-box>
            <text:p text:style-name="P4">Adjacent(1) = 2</text:p>
            <text:p text:style-name="P4"/>
            <text:p text:style-name="P4">1(5) &amp; 2(8) = 1(10) and 1.2(3)</text:p>
          </draw:text-box>
        </draw:frame>
        <draw:frame draw:style-name="standard" draw:layer="layout" svg:width="15.863cm" svg:height="4.903cm" svg:x="5.295cm" svg:y="4.013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2" table:default-cell-style-name="ce1">
              <table:table-cell/>
              <table:table-cell table:style-name="ce11" table:number-columns-spanned="3" table:number-rows-spanned="2">
                <text:p text:style-name="P1">1 (10)</text:p>
              </table:table-cell>
              <table:covered-table-cell table:style-name="ce12"/>
              <table:covered-table-cell table:style-name="ce12"/>
              <table:table-cell/>
              <table:table-cell/>
              <table:table-cell/>
            </table:table-row>
            <table:table-row table:style-name="ro3" table:default-cell-style-name="ce4">
              <table:table-cell table:style-name="ce1"/>
              <table:covered-table-cell/>
              <table:covered-table-cell table:style-name="ce1"/>
              <table:covered-table-cell/>
              <table:table-cell table:number-columns-spanned="3">
                <text:p><text:span text:style-name="T2">1.2 (3)</text:span></text:p>
              </table:table-cell>
              <table:covered-table-cell/>
              <table:covered-table-cell/>
            </table:table-row>
            <table:table-row table:style-name="ro1" table:default-cell-style-name="ce12">
              <table:table-cell table:style-name="ce1"/>
              <table:table-cell table:style-name="ce13" table:number-columns-spanned="6">
                <text:p text:style-name="P1">3 (8)</text:p>
              </table:table-cell>
              <table:covered-table-cell table:style-name="ce14"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/>
              <table:table-cell table:style-name="ce13" table:number-columns-spanned="3">
                <text:p text:style-name="P1">4 (5)</text:p>
              </table:table-cell>
              <table:covered-table-cell table:style-name="ce12"/>
              <table:covered-table-cell table:style-name="ce12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4">
                <text:p>5 (3)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>
        <draw:frame presentation:style-name="pr4" draw:text-style-name="P3" draw:layer="layout" svg:width="25.199cm" svg:height="1.737cm" svg:x="0.963cm" svg:y="1.742cm" presentation:class="title" presentation:user-transformed="true">
          <draw:text-box>
            <text:p>Vertically combine rows.</text:p>
          </draw:text-box>
        </draw:frame>
        <draw:frame presentation:style-name="pr10" draw:text-style-name="P6" draw:layer="layout" svg:width="24.639cm" svg:height="6.412cm" svg:x="1.4cm" svg:y="10.622cm" presentation:class="subtitle" presentation:user-transformed="true">
          <draw:text-box>
            <text:p text:style-name="P4"><text:span text:style-name="T18">Adjacent(1.2) = 1 &amp; 3.</text:span></text:p>
            <text:p text:style-name="P4"><text:span text:style-name="T18">1 &amp; 1.2 = none</text:span></text:p>
            <text:p text:style-name="P4">1.2 &amp; 3 = none</text:p>
          </draw:text-box>
        </draw:frame>
        <draw:frame draw:style-name="standard" draw:layer="layout" svg:width="15.863cm" svg:height="4.903cm" svg:x="5.295cm" svg:y="4.013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2" table:default-cell-style-name="ce1">
              <table:table-cell/>
              <table:table-cell table:style-name="ce11" table:number-columns-spanned="3" table:number-rows-spanned="2">
                <text:p text:style-name="P1"><text:span text:style-name="T1">1(10)</text:span></text:p>
              </table:table-cell>
              <table:covered-table-cell table:style-name="ce12"/>
              <table:covered-table-cell table:style-name="ce12"/>
              <table:table-cell/>
              <table:table-cell/>
              <table:table-cell/>
            </table:table-row>
            <table:table-row table:style-name="ro3" table:default-cell-style-name="ce4">
              <table:table-cell table:style-name="ce1"/>
              <table:covered-table-cell/>
              <table:covered-table-cell table:style-name="ce1"/>
              <table:covered-table-cell/>
              <table:table-cell table:number-columns-spanned="3">
                <text:p><text:span text:style-name="T2">1.2 (3)</text:span></text:p>
              </table:table-cell>
              <table:covered-table-cell/>
              <table:covered-table-cell/>
            </table:table-row>
            <table:table-row table:style-name="ro1" table:default-cell-style-name="ce12">
              <table:table-cell table:style-name="ce1"/>
              <table:table-cell table:style-name="ce13" table:number-columns-spanned="6">
                <text:p text:style-name="P1"><text:span text:style-name="T1">3(8)</text:span></text:p>
              </table:table-cell>
              <table:covered-table-cell table:style-name="ce14"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/>
              <table:table-cell table:style-name="ce13" table:number-columns-spanned="3">
                <text:p text:style-name="P1"><text:span text:style-name="T1">4(5)</text:span></text:p>
              </table:table-cell>
              <table:covered-table-cell table:style-name="ce12"/>
              <table:covered-table-cell table:style-name="ce12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4">
                <text:p><text:span text:style-name="T1">5(3)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draw:frame presentation:style-name="pr4" draw:text-style-name="P3" draw:layer="layout" svg:width="25.199cm" svg:height="1.737cm" svg:x="0.963cm" svg:y="1.742cm" presentation:class="title" presentation:user-transformed="true">
          <draw:text-box>
            <text:p>Vertically combine rows.</text:p>
          </draw:text-box>
        </draw:frame>
        <draw:frame presentation:style-name="pr11" draw:text-style-name="P6" draw:layer="layout" svg:width="24.639cm" svg:height="6.412cm" svg:x="1.4cm" svg:y="10.622cm" presentation:class="subtitle" presentation:user-transformed="true">
          <draw:text-box>
            <text:p text:style-name="P4"><text:span text:style-name="T18">Adjacent(3) = 1 &amp; 1.2 &amp; 4.</text:span></text:p>
            <text:p text:style-name="P4"><text:span text:style-name="T18">1 &amp; 3 = 1(15) &amp; 3(5) </text:span></text:p>
          </draw:text-box>
        </draw:frame>
        <draw:frame draw:style-name="standard" draw:layer="layout" svg:width="15.863cm" svg:height="4.903cm" svg:x="5.295cm" svg:y="4.013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2" table:default-cell-style-name="ce1">
              <table:table-cell/>
              <table:table-cell table:style-name="ce11" table:number-columns-spanned="3" table:number-rows-spanned="2">
                <text:p text:style-name="P1"><text:span text:style-name="T1">1(10)</text:span></text:p>
              </table:table-cell>
              <table:covered-table-cell table:style-name="ce12"/>
              <table:covered-table-cell table:style-name="ce12"/>
              <table:table-cell/>
              <table:table-cell/>
              <table:table-cell/>
            </table:table-row>
            <table:table-row table:style-name="ro3" table:default-cell-style-name="ce4">
              <table:table-cell table:style-name="ce1"/>
              <table:covered-table-cell/>
              <table:covered-table-cell table:style-name="ce1"/>
              <table:covered-table-cell/>
              <table:table-cell table:number-columns-spanned="3">
                <text:p><text:span text:style-name="T2">1.2 (3)</text:span></text:p>
              </table:table-cell>
              <table:covered-table-cell/>
              <table:covered-table-cell/>
            </table:table-row>
            <table:table-row table:style-name="ro1" table:default-cell-style-name="ce12">
              <table:table-cell table:style-name="ce1"/>
              <table:table-cell table:style-name="ce13" table:number-columns-spanned="6">
                <text:p text:style-name="P1"><text:span text:style-name="T1">3(8)</text:span></text:p>
              </table:table-cell>
              <table:covered-table-cell table:style-name="ce14"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/>
              <table:table-cell table:style-name="ce13" table:number-columns-spanned="3">
                <text:p text:style-name="P1"><text:span text:style-name="T1">4(5)</text:span></text:p>
              </table:table-cell>
              <table:covered-table-cell table:style-name="ce12"/>
              <table:covered-table-cell table:style-name="ce12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4">
                <text:p><text:span text:style-name="T1">5(3)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draw:frame presentation:style-name="pr4" draw:text-style-name="P3" draw:layer="layout" svg:width="25.199cm" svg:height="1.737cm" svg:x="0.963cm" svg:y="1.742cm" presentation:class="title" presentation:user-transformed="true">
          <draw:text-box>
            <text:p>Vertically combine rows.</text:p>
          </draw:text-box>
        </draw:frame>
        <draw:frame presentation:style-name="pr12" draw:text-style-name="P6" draw:layer="layout" svg:width="24.639cm" svg:height="6.412cm" svg:x="1.4cm" svg:y="10.622cm" presentation:class="subtitle" presentation:user-transformed="true">
          <draw:text-box>
            <text:p text:style-name="P4"><text:span text:style-name="T18">Adjacent(3) = 1 &amp; 1.2</text:span></text:p>
            <text:p text:style-name="P4"><text:span text:style-name="T18">1 &amp; 3 = none</text:span></text:p>
            <text:p text:style-name="P4"><text:span text:style-name="T18">1.2 &amp; 3 = 1.2(6) </text:span></text:p>
          </draw:text-box>
        </draw:frame>
        <draw:frame draw:style-name="standard" draw:layer="layout" svg:width="15.863cm" svg:height="4.903cm" svg:x="5.295cm" svg:y="4.013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2" table:default-cell-style-name="ce1">
              <table:table-cell/>
              <table:table-cell table:style-name="ce11" table:number-columns-spanned="3" table:number-rows-spanned="3">
                <text:p text:style-name="P1"><text:span text:style-name="T1">1(15)</text:span></text:p>
              </table:table-cell>
              <table:covered-table-cell table:style-name="ce12"/>
              <table:covered-table-cell table:style-name="ce12"/>
              <table:table-cell/>
              <table:table-cell/>
              <table:table-cell/>
            </table:table-row>
            <table:table-row table:style-name="ro3" table:default-cell-style-name="ce4">
              <table:table-cell table:style-name="ce1"/>
              <table:covered-table-cell/>
              <table:covered-table-cell table:style-name="ce1"/>
              <table:covered-table-cell/>
              <table:table-cell table:number-columns-spanned="3">
                <text:p><text:span text:style-name="T2">1.2 (3)</text:span></text:p>
              </table:table-cell>
              <table:covered-table-cell/>
              <table:covered-table-cell/>
            </table:table-row>
            <table:table-row table:style-name="ro1" table:default-cell-style-name="ce12">
              <table:table-cell table:style-name="ce1"/>
              <table:covered-table-cell table:style-name="ce13"/>
              <table:covered-table-cell table:style-name="ce14"/>
              <table:covered-table-cell/>
              <table:table-cell table:number-columns-spanned="3">
                <text:p text:style-name="P4"><text:span text:style-name="T2">3(3)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 table:style-name="ce13" table:number-columns-spanned="3">
                <text:p text:style-name="P1"><text:span text:style-name="T1">4(5)</text:span></text:p>
              </table:table-cell>
              <table:covered-table-cell table:style-name="ce12"/>
              <table:covered-table-cell table:style-name="ce12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4">
                <text:p><text:span text:style-name="T1">5(3)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draw:frame presentation:style-name="pr4" draw:text-style-name="P3" draw:layer="layout" svg:width="25.199cm" svg:height="1.737cm" svg:x="0.963cm" svg:y="1.742cm" presentation:class="title" presentation:user-transformed="true">
          <draw:text-box>
            <text:p>Vertically combine rows.</text:p>
          </draw:text-box>
        </draw:frame>
        <draw:frame presentation:style-name="pr13" draw:text-style-name="P6" draw:layer="layout" svg:width="24.639cm" svg:height="6.412cm" svg:x="1.4cm" svg:y="10.622cm" presentation:class="subtitle" presentation:user-transformed="true">
          <draw:text-box>
            <text:p text:style-name="P4"><text:span text:style-name="T18">Adjacent(4) = 1(15), 1.2(6), 4(5)</text:span></text:p>
            <text:p text:style-name="P4"><text:span text:style-name="T18">1 &amp; 4 = 1(20) </text:span></text:p>
          </draw:text-box>
        </draw:frame>
        <draw:frame draw:style-name="standard" draw:layer="layout" svg:width="15.863cm" svg:height="4.903cm" svg:x="5.295cm" svg:y="4.013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2" table:default-cell-style-name="ce1">
              <table:table-cell/>
              <table:table-cell table:style-name="ce11" table:number-columns-spanned="3" table:number-rows-spanned="3">
                <text:p text:style-name="P1"><text:span text:style-name="T1">1(15)</text:span></text:p>
              </table:table-cell>
              <table:covered-table-cell table:style-name="ce12"/>
              <table:covered-table-cell table:style-name="ce12"/>
              <table:table-cell/>
              <table:table-cell/>
              <table:table-cell/>
            </table:table-row>
            <table:table-row table:style-name="ro3" table:default-cell-style-name="ce4">
              <table:table-cell table:style-name="ce1"/>
              <table:covered-table-cell/>
              <table:covered-table-cell table:style-name="ce1"/>
              <table:covered-table-cell/>
              <table:table-cell table:number-columns-spanned="3" table:number-rows-spanned="2">
                <text:p><text:span text:style-name="T2">1.2 (6)</text:span></text:p>
              </table:table-cell>
              <table:covered-table-cell/>
              <table:covered-table-cell/>
            </table:table-row>
            <table:table-row table:style-name="ro1" table:default-cell-style-name="ce12">
              <table:table-cell table:style-name="ce1"/>
              <table:covered-table-cell table:style-name="ce13"/>
              <table:covered-table-cell table:style-name="ce14"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/>
              <table:table-cell table:style-name="ce13" table:number-columns-spanned="3">
                <text:p text:style-name="P1"><text:span text:style-name="T1">4(5)</text:span></text:p>
              </table:table-cell>
              <table:covered-table-cell table:style-name="ce12"/>
              <table:covered-table-cell table:style-name="ce12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4">
                <text:p><text:span text:style-name="T1">5(3)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draw:frame presentation:style-name="pr4" draw:text-style-name="P3" draw:layer="layout" svg:width="25.199cm" svg:height="1.737cm" svg:x="0.963cm" svg:y="1.742cm" presentation:class="title" presentation:user-transformed="true">
          <draw:text-box>
            <text:p>Vertically combine rows.</text:p>
          </draw:text-box>
        </draw:frame>
        <draw:frame presentation:style-name="pr14" draw:text-style-name="P6" draw:layer="layout" svg:width="24.639cm" svg:height="6.412cm" svg:x="1.4cm" svg:y="10.622cm" presentation:class="subtitle" presentation:user-transformed="true">
          <draw:text-box>
            <text:p text:style-name="P4"><text:span text:style-name="T18">Adjacent(4) = 1(15), 1.2(6), 4(5)</text:span></text:p>
            <text:p text:style-name="P4"><text:span text:style-name="T18">1 &amp; 4 = 1(20) </text:span></text:p>
          </draw:text-box>
        </draw:frame>
        <draw:frame draw:style-name="standard" draw:layer="layout" svg:width="15.863cm" svg:height="4.903cm" svg:x="5.295cm" svg:y="4.013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2" table:default-cell-style-name="ce1">
              <table:table-cell/>
              <table:table-cell table:style-name="ce11" table:number-columns-spanned="3" table:number-rows-spanned="4">
                <text:p text:style-name="P1"><text:span text:style-name="T1">1(20)</text:span></text:p>
              </table:table-cell>
              <table:covered-table-cell table:style-name="ce12"/>
              <table:covered-table-cell table:style-name="ce12"/>
              <table:table-cell/>
              <table:table-cell/>
              <table:table-cell/>
            </table:table-row>
            <table:table-row table:style-name="ro3" table:default-cell-style-name="ce4">
              <table:table-cell table:style-name="ce1"/>
              <table:covered-table-cell/>
              <table:covered-table-cell table:style-name="ce1"/>
              <table:covered-table-cell/>
              <table:table-cell table:number-columns-spanned="3" table:number-rows-spanned="2">
                <text:p><text:span text:style-name="T2">1.2 (6)</text:span></text:p>
              </table:table-cell>
              <table:covered-table-cell/>
              <table:covered-table-cell/>
            </table:table-row>
            <table:table-row table:style-name="ro1" table:default-cell-style-name="ce12">
              <table:table-cell table:style-name="ce1"/>
              <table:covered-table-cell table:style-name="ce13"/>
              <table:covered-table-cell table:style-name="ce14"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/>
              <table:covered-table-cell table:style-name="ce13"/>
              <table:covered-table-cell table:style-name="ce12"/>
              <table:covered-table-cell table:style-name="ce12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4">
                <text:p><text:span text:style-name="T1">5(3)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draw:frame presentation:style-name="pr4" draw:text-style-name="P3" draw:layer="layout" svg:width="25.199cm" svg:height="1.737cm" svg:x="0.963cm" svg:y="1.742cm" presentation:class="title" presentation:user-transformed="true">
          <draw:text-box>
            <text:p>Vertically combine rows.</text:p>
          </draw:text-box>
        </draw:frame>
        <draw:frame presentation:style-name="pr15" draw:text-style-name="P6" draw:layer="layout" svg:width="24.639cm" svg:height="6.412cm" svg:x="1.4cm" svg:y="10.622cm" presentation:class="subtitle" presentation:user-transformed="true">
          <draw:text-box>
            <text:p text:style-name="P4"><text:span text:style-name="T18">Adjacent(5) = 1(20)</text:span></text:p>
            <text:p text:style-name="P4"><text:span text:style-name="T18">1 &amp; 5 = none.</text:span></text:p>
            <text:p text:style-name="P4"><text:span text:style-name="T18"/></text:p>
            <text:p text:style-name="P4"><text:span text:style-name="T18">Finished tiling polygon.</text:span></text:p>
          </draw:text-box>
        </draw:frame>
        <draw:frame draw:style-name="standard" draw:layer="layout" svg:width="15.863cm" svg:height="4.903cm" svg:x="5.295cm" svg:y="4.013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2" table:default-cell-style-name="ce1">
              <table:table-cell/>
              <table:table-cell table:style-name="ce11" table:number-columns-spanned="3" table:number-rows-spanned="4">
                <text:p text:style-name="P1"><text:span text:style-name="T1">1(20)</text:span></text:p>
              </table:table-cell>
              <table:covered-table-cell table:style-name="ce12"/>
              <table:covered-table-cell table:style-name="ce12"/>
              <table:table-cell/>
              <table:table-cell/>
              <table:table-cell/>
            </table:table-row>
            <table:table-row table:style-name="ro3" table:default-cell-style-name="ce4">
              <table:table-cell table:style-name="ce1"/>
              <table:covered-table-cell/>
              <table:covered-table-cell table:style-name="ce1"/>
              <table:covered-table-cell/>
              <table:table-cell table:number-columns-spanned="3" table:number-rows-spanned="2">
                <text:p><text:span text:style-name="T2">1.2 (6)</text:span></text:p>
              </table:table-cell>
              <table:covered-table-cell/>
              <table:covered-table-cell/>
            </table:table-row>
            <table:table-row table:style-name="ro1" table:default-cell-style-name="ce12">
              <table:table-cell table:style-name="ce1"/>
              <table:covered-table-cell table:style-name="ce13"/>
              <table:covered-table-cell table:style-name="ce14"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/>
              <table:covered-table-cell table:style-name="ce13"/>
              <table:covered-table-cell table:style-name="ce12"/>
              <table:covered-table-cell table:style-name="ce12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4">
                <text:p><text:span text:style-name="T1">5(3)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</meta:initial-creator>
    <meta:creation-date>2017-01-28T22:05:59</meta:creation-date>
    <dc:date>2017-02-20T18:41:34</dc:date>
    <dc:creator>andrew </dc:creator>
    <meta:editing-duration>PT2H1M37S</meta:editing-duration>
    <meta:editing-cycles>18</meta:editing-cycles>
    <meta:generator>LibreOffice/3.5$Linux_X86_64 LibreOffice_project/350m1$Build-2</meta:generator>
    <meta:document-statistic meta:object-count="135"/>
  </office:meta>
</office:document-meta>
</file>